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layTool.cell( Object obj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alt( Object check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uncapitalize( Object uncapitalize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splayTool.message( String format , Object ...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isplayTool.setCellSuffix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alt( Object checkMe , Object altern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layTool.list( Object list ,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truncate( Object truncateMe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s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printf( String format , Object ...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isplayTool.measure( Object measure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layTool.truncate( Object truncateMe , int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getTruncat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setTruncateLength( int max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configure( ValueParser valu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Measuremen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playTool.setDefaultAlternate( String df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list( Objec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cell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setListFinalDelimiter( String final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s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getCell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setListDelimiter(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s.Measurements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layTool.getDefaultAlter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message( String format , Collection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space(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playTool.format( Collection list , String delim , String finaldeli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isplayTool.setTruncateSuffix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message( String format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setCellLength( int max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capitalize( Object capitalize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splayTool.getCell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getTrunc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cell( Object obj , int cellsize , String suf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splayTool.list( Object list , String delim , String finaldeli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isplayTool.message( String format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cell( Object obj , int cel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getListFinal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getList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truncate( Object truncat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Tool.truncate( Object truncateMe , int maxLength , String suf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